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08.2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66.7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3" table:default-cell-style-name="ce7"/>
        <table:table-column table:style-name="co9" table:number-columns-repeated="1014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<text:s text:c="130"/>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/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-S/MOSELLE, Prim village, MS/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PS/MS/GS + élém 3 niveaux CE2/CM1/CM2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/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 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/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 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/ VAL-DE-BRIEY, Elém <text:s/>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<text:s text:c="36"/>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                                   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      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                                    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   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<text:s text:c="60"/>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-S/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 <text:s text:c="34"/>ESSEY-LES-NANCY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<text:s/>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<text:s/>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text:s text:c="2"/>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<text:s text:c="36"/>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4"/>
          <table:table-cell table:style-name="ce25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4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4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4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<text:s text:c="81"/>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<text:s text:c="71"/>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<text:s text:c="91"/>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<text:s text:c="68"/>CHAVIGNY du Châtel, Elém <text:s text:c="2"/>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3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3"/>
          <table:table-cell table:style-name="ce28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8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8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1"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22" table:number-columns-repeated="2"/>
          <table:table-cell table:style-name="ce25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2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2"/>
          <table:table-cell table:style-name="ce26" table:number-columns-repeated="6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23" table:number-columns-repeated="2"/>
          <table:table-cell table:style-name="ce24" table:number-columns-repeated="6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23" table:number-columns-repeated="1011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22" table:number-columns-repeated="1011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23" table:number-columns-repeated="1011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emp" table:style-name="ta2">
        <table:table-column table:style-name="co13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7:03:19.834903418</dc:date>
    <meta:generator>LibreOffice/6.1.5.2$Linux_X86_64 LibreOffice_project/10$Build-2</meta:generator>
    <meta:editing-duration>PT5H16M9S</meta:editing-duration>
    <meta:editing-cycles>28</meta:editing-cycles>
    <meta:document-statistic meta:table-count="3" meta:cell-count="19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